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292b" officeooo:paragraph-rsid="000d292b"/>
    </style:style>
    <style:style style:name="P2" style:family="paragraph" style:parent-style-name="Standard">
      <style:text-properties fo:color="#158466" loext:opacity="100%" officeooo:rsid="000d292b" officeooo:paragraph-rsid="000d292b"/>
    </style:style>
    <style:style style:name="P3" style:family="paragraph" style:parent-style-name="Standard">
      <style:text-properties fo:color="#158466" loext:opacity="100%" officeooo:rsid="000d292b" officeooo:paragraph-rsid="0011751b"/>
    </style:style>
    <style:style style:name="P4" style:family="paragraph" style:parent-style-name="Standard">
      <style:text-properties fo:color="#158466" loext:opacity="100%" officeooo:rsid="000ebeff" officeooo:paragraph-rsid="000ebeff"/>
    </style:style>
    <style:style style:name="P5" style:family="paragraph" style:parent-style-name="Standard">
      <style:text-properties fo:color="#158466" loext:opacity="100%" officeooo:rsid="0011751b" officeooo:paragraph-rsid="0011751b"/>
    </style:style>
    <style:style style:name="P6" style:family="paragraph" style:parent-style-name="Standard">
      <style:text-properties fo:color="#158466" loext:opacity="100%" officeooo:rsid="00136a13" officeooo:paragraph-rsid="00136a13"/>
    </style:style>
    <style:style style:name="P7" style:family="paragraph" style:parent-style-name="Standard">
      <style:text-properties fo:color="#158466" loext:opacity="100%"/>
    </style:style>
    <style:style style:name="P8" style:family="paragraph" style:parent-style-name="Standard">
      <style:text-properties fo:color="#158466" loext:opacity="100%" officeooo:rsid="0014f8b6" officeooo:paragraph-rsid="0014f8b6"/>
    </style:style>
    <style:style style:name="P9" style:family="paragraph" style:parent-style-name="Standard">
      <style:text-properties fo:color="#158466" loext:opacity="100%" officeooo:rsid="0015483b" officeooo:paragraph-rsid="0015483b"/>
    </style:style>
    <style:style style:name="P10" style:family="paragraph" style:parent-style-name="Standard">
      <style:text-properties fo:color="#158466" loext:opacity="100%" officeooo:rsid="00173901" officeooo:paragraph-rsid="00173901"/>
    </style:style>
    <style:style style:name="P11" style:family="paragraph" style:parent-style-name="Standard">
      <style:text-properties officeooo:rsid="00136a13" officeooo:paragraph-rsid="00136a13"/>
    </style:style>
    <style:style style:name="P12" style:family="paragraph" style:parent-style-name="Standard">
      <style:text-properties fo:color="#158466" loext:opacity="100%" officeooo:rsid="00183f49" officeooo:paragraph-rsid="00183f49"/>
    </style:style>
    <style:style style:name="T1" style:family="text">
      <style:text-properties officeooo:rsid="000ebeff"/>
    </style:style>
    <style:style style:name="T2" style:family="text">
      <style:text-properties officeooo:rsid="000ffb4f"/>
    </style:style>
    <style:style style:name="T3" style:family="text">
      <style:text-properties fo:color="#158466" loext:opacity="100%"/>
    </style:style>
    <style:style style:name="T4" style:family="text">
      <style:text-properties fo:color="#158466" loext:opacity="100%" officeooo:rsid="00183f49"/>
    </style:style>
    <style:style style:name="T5" style:family="text">
      <style:text-properties officeooo:rsid="0011751b"/>
    </style:style>
    <style:style style:name="T6" style:family="text">
      <style:text-properties officeooo:rsid="00136a13"/>
    </style:style>
    <style:style style:name="T7" style:family="text">
      <style:text-properties officeooo:rsid="0014f8b6"/>
    </style:style>
    <style:style style:name="T8" style:family="text">
      <style:text-properties officeooo:rsid="00173901"/>
    </style:style>
    <style:style style:name="T9" style:family="text">
      <style:text-properties officeooo:rsid="00183f49"/>
    </style:style>
    <style:style style:name="T10" style:family="text">
      <style:text-properties fo:font-weight="bold" officeooo:rsid="00183f49"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What do HTML and CSS stand for?</text:p>
      <text:p text:style-name="P2">HTML – Hypertext Mark-up Language</text:p>
      <text:p text:style-name="P2">CSS – Cascading Style Sheets</text:p>
      <text:p text:style-name="P1"/>
      <text:p text:style-name="Standard">2. Would you rather use HTML or CSS, for putting paragraphs of text on a web-page?</text:p>
      <text:p text:style-name="P1"><text:span text:style-name="T3">You should use HTML to add a paragraph using the &lt;p&gt; tag.</text:span> </text:p>
      <text:p text:style-name="Standard"/>
      <text:p text:style-name="Standard">3. Would you rather use HTML or CSS, to change the font and background color of a</text:p>
      <text:p text:style-name="Standard">button?</text:p>
      <text:p text:style-name="P2">You should use CSS. <text:span text:style-name="T9">The properties are, </text:span><text:span text:style-name="T10">font-family</text:span><text:span text:style-name="T9">, and </text:span><text:span text:style-name="T10">background-color</text:span><text:span text:style-name="T9">.</text:span></text:p>
      <text:p text:style-name="Standard"/>
      <text:p text:style-name="Standard">4. What is an HTML tag?</text:p>
      <text:p text:style-name="P2">An HTML tag <text:span text:style-name="T1">is an instruction to the browser on how it should display certain content on the screen.</text:span></text:p>
      <text:p text:style-name="Standard"/>
      <text:p text:style-name="Standard">5. What are the three parts of an HTML element? (image from paragraph)</text:p>
      <text:p text:style-name="P4">The <text:span text:style-name="T2">3 parts of an element are an opening arrow bracket, element name, and closing arrow bracket.</text:span></text:p>
      <text:p text:style-name="Standard"/>
      <text:p text:style-name="Standard">6. What is the purpose of the doctype declaration?</text:p>
      <text:p text:style-name="P5">The doctype declaration specifies what version of HTML the document is written in. </text:p>
      <text:p text:style-name="Standard"/>
      <text:p text:style-name="Standard">7. What is the HTML element?</text:p>
      <text:p text:style-name="P3"><text:span text:style-name="T5">T</text:span><text:span text:style-name="T1">he HTML </text:span><text:span text:style-name="T9">element </text:span><text:span text:style-name="T1">is the root element and wraps all the content in the document.</text:span></text:p>
      <text:p text:style-name="Standard"/>
      <text:p text:style-name="Standard">8. What is the purpose of the head element?</text:p>
      <text:p text:style-name="P12">The head element contains everything that you would like to load before the content in the body element renders to the screen. The head element can also contain meta data for SEO. </text:p>
      <text:p text:style-name="Standard"/>
      <text:p text:style-name="Standard">9. What is the purpose of the body element?</text:p>
      <text:p text:style-name="P11"><text:span text:style-name="T4">The purpose of the body element is to contain everything that will be rendered to the user.</text:span> </text:p>
      <text:p text:style-name="Standard"/>
      <text:p text:style-name="Standard">10. How do you create a paragraph in HTML?</text:p>
      <text:p text:style-name="P7">&lt;<text:span text:style-name="T6">p&gt; Some Text &lt;/p&gt;</text:span></text:p>
      <text:p text:style-name="Standard"/>
      <text:p text:style-name="Standard">11. How do you create a heading in HTML?</text:p>
      <text:p text:style-name="P6">You can use the heading tags ranging from h1 to h6.</text:p>
      <text:p text:style-name="P6">&lt;h1&gt;This is my main heading&lt;/h1&gt;</text:p>
      <text:p text:style-name="Standard"/>
      <text:p text:style-name="Standard">12. How many different levels of headings are there and what is the difference between</text:p>
      <text:p text:style-name="Standard">them?</text:p>
      <text:p text:style-name="P6">There are six levels of headings that can be used. The levels of headings describe to the browser and search engine how important they are.</text:p>
      <text:p text:style-name="Standard"/>
      <text:p text:style-name="Standard">13. What element should you use to make text bold and important?</text:p>
      <text:p text:style-name="P7">&lt;<text:span text:style-name="T7">strong&gt;Bold&lt;/strong&gt;</text:span></text:p>
      <text:p text:style-name="Standard"/>
      <text:p text:style-name="Standard">14. What element should you use to make text italicized to add emphasis to it?</text:p>
      <text:p text:style-name="P7">&lt;<text:span text:style-name="T7">em&gt;Emphasis&lt;/em&gt;</text:span></text:p>
      <text:p text:style-name="Standard"/>
      <text:p text:style-name="Standard"/>
      <text:p text:style-name="Standard">15. What relationship does an element have with any nested elements within it?</text:p>
      <text:p text:style-name="P8">There is a parent/child relationship between nested elements. The element that contains nested <text:soft-page-break/>elements is the parent.</text:p>
      <text:p text:style-name="Standard"/>
      <text:p text:style-name="Standard">16. What relationship do two elements have if they are at the same level of nesting?</text:p>
      <text:p text:style-name="P8">They will both be children of the parent element. </text:p>
      <text:p text:style-name="Standard"/>
      <text:p text:style-name="Standard">17. How do you create HTML comments?</text:p>
      <text:p text:style-name="P7">&lt;!--<text:span text:style-name="T7">This is my HTML comment</text:span>--&gt;</text:p>
      <text:p text:style-name="Standard"/>
      <text:p text:style-name="Standard">18. What HTML tag is used to create an unordered list?</text:p>
      <text:p text:style-name="P7">&lt;<text:span text:style-name="T7">ul&gt;&lt;/ul&gt;</text:span></text:p>
      <text:p text:style-name="Standard"/>
      <text:p text:style-name="Standard">19. What HTML tag is used to create an ordered list?</text:p>
      <text:p text:style-name="P7">&lt;<text:span text:style-name="T7">ol&gt;&lt;/ol&gt;</text:span></text:p>
      <text:p text:style-name="Standard"/>
      <text:p text:style-name="Standard">20. What HTML tag is used to create list items within both unordered and ordered lists?</text:p>
      <text:p text:style-name="P7">&lt;<text:span text:style-name="T7">li&gt;&lt;/li&gt;</text:span></text:p>
      <text:p text:style-name="Standard"/>
      <text:p text:style-name="Standard">21. What element is used to create a link?</text:p>
      <text:p text:style-name="P8">The anchor tag: &lt;a&gt;&lt;/a&gt;</text:p>
      <text:p text:style-name="Standard"/>
      <text:p text:style-name="Standard">22. What is an attribute?</text:p>
      <text:p text:style-name="P9">An attribute gives the browser more information on an HTML element. There are a wide variety of attributes that are specific to some elements.</text:p>
      <text:p text:style-name="Standard"/>
      <text:p text:style-name="Standard">23. What attribute tells links where to go?</text:p>
      <text:p text:style-name="P9">The href=”” attribute.</text:p>
      <text:p text:style-name="Standard"/>
      <text:p text:style-name="Standard">24. What is the difference between an absolute and relative link?</text:p>
      <text:p text:style-name="P9">An absolute link always contains a domain name of the website with the protocol used.</text:p>
      <text:p text:style-name="P9">A relative link contains the file path at the current site.</text:p>
      <text:p text:style-name="Standard"/>
      <text:p text:style-name="Standard">25. Which element is used to display an image?</text:p>
      <text:p text:style-name="P9">The &lt;img&gt; tag.</text:p>
      <text:p text:style-name="Standard"/>
      <text:p text:style-name="Standard">26. What two attributes do images always need to have?</text:p>
      <text:p text:style-name="P10">An image always needs to the source attribute and alternative attribute (src=””, alt=””).</text:p>
      <text:p text:style-name="Standard"/>
      <text:p text:style-name="Standard">27. How do you access a parent directory in a file path?</text:p>
      <text:p text:style-name="P10">To access a parent directory in a relative path we would use the double period followed by a forward slash (../).</text:p>
      <text:p text:style-name="Standard"/>
      <text:p text:style-name="Standard">28. What are the four main image formats that you can use for images on the web?</text:p>
      <text:p text:style-name="P7">-<text:span text:style-name="T8">JPG</text:span></text:p>
      <text:p text:style-name="P7">-<text:span text:style-name="T8">PNG</text:span></text:p>
      <text:p text:style-name="P7">-<text:span text:style-name="T8">SVG</text:span></text:p>
      <text:p text:style-name="P7">-<text:span text:style-name="T8">GIF</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Z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Z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2T18:59:45.650000000</dc:date>
    <meta:editing-duration>PT9M54S</meta:editing-duration>
    <meta:editing-cycles>2</meta:editing-cycles>
    <meta:generator>LibreOffice/7.3.2.2$Windows_X86_64 LibreOffice_project/49f2b1bff42cfccbd8f788c8dc32c1c309559be0</meta:generator>
    <meta:document-statistic meta:table-count="0" meta:image-count="0" meta:object-count="0" meta:page-count="2" meta:paragraph-count="64" meta:word-count="634" meta:character-count="3467" meta:non-whitespace-character-count="2892"/>
  </office:meta>
</office:document-meta>
</file>